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810000006136487FB11A3F62F2.png" manifest:media-type="image/png"/>
  <manifest:file-entry manifest:full-path="Pictures/1001340E000027CC00000A080FE5535CF874D1DE.svg" manifest:media-type="image/svg+xml"/>
  <manifest:file-entry manifest:full-path="Pictures/1000020100000159000001DB22F314875AAE0C2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style:font-name="Titillium" fo:font-size="11pt" style:font-size-asian="11pt" style:font-size-complex="11pt"/>
    </style:style>
    <style:style style:name="P3" style:family="paragraph" style:parent-style-name="Standard">
      <style:paragraph-properties fo:line-height="100%"/>
      <style:text-properties style:font-name="Titillium" fo:font-size="10pt" style:font-size-asian="10pt" style:font-size-complex="10pt"/>
    </style:style>
    <style:style style:name="P4" style:family="paragraph" style:parent-style-name="Standard">
      <style:text-properties fo:color="#000000" style:font-name="Titillium" fo:font-size="10pt" style:font-size-asian="10pt" style:font-size-complex="10pt"/>
    </style:style>
    <style:style style:name="P5" style:family="paragraph" style:parent-style-name="Standard">
      <style:paragraph-properties fo:line-height="100%"/>
      <style:text-properties fo:color="#000000" style:font-name="Titillium" fo:font-size="10pt" style:font-size-asian="10pt" style:font-size-complex="10pt"/>
    </style:style>
    <style:style style:name="P6" style:family="paragraph" style:parent-style-name="Standard">
      <style:text-properties fo:color="#000000" style:font-name="Titillium" fo:font-size="13pt" style:font-size-asian="13pt" style:font-size-complex="13pt"/>
    </style:style>
    <style:style style:name="P7" style:family="paragraph" style:parent-style-name="Standard">
      <style:text-properties fo:color="#000000" style:font-name="Museo 500" fo:font-size="10pt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Museo 300" fo:font-size="11pt" style:font-size-asian="11pt" style:font-size-complex="11pt"/>
    </style:style>
    <style:style style:name="P9" style:family="paragraph" style:parent-style-name="Standard">
      <style:paragraph-properties fo:line-height="100%"/>
      <style:text-properties style:font-name="Museo 300" fo:font-size="10pt" style:font-size-asian="10pt" style:font-size-complex="10pt"/>
    </style:style>
    <style:style style:name="P10" style:family="paragraph" style:parent-style-name="Standard">
      <style:text-properties style:font-name="Museo 500" fo:font-size="10pt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color="#000000" style:font-name="Titillium" fo:font-size="10pt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color="#000000" style:font-name="Titillium" fo:font-size="10pt" fo:font-weight="normal" officeooo:paragraph-rsid="002c4cb9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in" fo:margin-right="-0.1252in" fo:margin-top="0in" fo:margin-bottom="0in" loext:contextual-spacing="false" fo:text-indent="0in" style:auto-text-indent="false"/>
      <style:text-properties fo:color="#000000" style:font-name="Titillium" fo:font-size="10pt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Titillium" fo:font-size="12pt" style:font-size-asian="12pt" style:font-size-complex="12pt"/>
    </style:style>
    <style:style style:name="P15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fo:color="#000000" style:font-name="Titillium" fo:font-size="10pt" style:font-size-asian="10pt" style:font-size-complex="10pt"/>
    </style:style>
    <style:style style:name="P16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Titillium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P17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Titillium" fo:font-size="10pt" fo:letter-spacing="normal" fo:font-style="normal" fo:font-weight="normal" officeooo:paragraph-rsid="001c37f7" fo:background-color="transparent" style:font-size-asian="10pt" style:font-weight-asian="normal" style:font-size-complex="10pt" style:font-weight-complex="normal"/>
    </style:style>
    <style:style style:name="P18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Titillium" fo:font-size="10pt" fo:letter-spacing="normal" fo:font-style="normal" fo:font-weight="normal" officeooo:rsid="0019a96c" officeooo:paragraph-rsid="0019a96c" fo:background-color="transparent" style:font-size-asian="10pt" style:font-weight-asian="normal" style:font-size-complex="10pt" style:font-weight-complex="normal"/>
    </style:style>
    <style:style style:name="P19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style:font-size-asian="10pt" style:font-size-complex="10pt"/>
    </style:style>
    <style:style style:name="P20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1fec95" officeooo:paragraph-rsid="001fec95" style:font-size-asian="10pt" style:font-size-complex="10pt"/>
    </style:style>
    <style:style style:name="P21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1c37f7" officeooo:paragraph-rsid="001c37f7" style:font-size-asian="10pt" style:font-size-complex="10pt"/>
    </style:style>
    <style:style style:name="P22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2a54ee" officeooo:paragraph-rsid="002a54ee" style:font-size-asian="10pt" style:font-size-complex="10pt"/>
    </style:style>
    <style:style style:name="P23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fo:background-color="transparent" style:font-size-asian="10pt" style:font-size-complex="10pt"/>
    </style:style>
    <style:style style:name="P24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fo:font-weight="normal" officeooo:rsid="002c4cb9" officeooo:paragraph-rsid="002c4cb9" style:font-size-asian="10pt" style:font-weight-asian="normal" style:font-size-complex="10pt" style:font-weight-complex="normal"/>
    </style:style>
    <style:style style:name="P26" style:family="paragraph" style:parent-style-name="Standard" style:list-style-name="WW8Num1">
      <style:paragraph-properties fo:margin-top="0in" fo:margin-bottom="0in" loext:contextual-spacing="false" fo:text-align="start" style:justify-single-word="false"/>
      <style:text-properties fo:color="#000000" style:font-name="Titillium" fo:font-size="11pt" fo:font-weight="normal" officeooo:paragraph-rsid="002c4cb9" style:font-size-asian="11pt" style:font-weight-asian="normal" style:font-size-complex="11pt" style:font-weight-complex="normal"/>
    </style:style>
    <style:style style:name="P27" style:family="paragraph">
      <loext:graphic-properties draw:fill-color="#000000"/>
      <style:paragraph-properties fo:text-align="center"/>
    </style:style>
    <style:style style:name="T1" style:family="text">
      <style:text-properties officeooo:rsid="001e4a62"/>
    </style:style>
    <style:style style:name="T2" style:family="text">
      <style:text-properties officeooo:rsid="0022c665"/>
    </style:style>
    <style:style style:name="T3" style:family="text">
      <style:text-properties officeooo:rsid="002acb8a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fo:font-size="8pt" fo:font-style="normal" officeooo:rsid="001db107" style:font-size-asian="8pt" style:font-style-asian="normal" style:font-size-complex="8pt" style:font-style-complex="normal"/>
    </style:style>
    <style:style style:name="T6" style:family="text">
      <style:text-properties fo:font-size="8pt" fo:font-style="normal" officeooo:rsid="002177b1" style:font-size-asian="8pt" style:font-style-asian="normal" style:font-size-complex="8pt" style:font-style-complex="normal"/>
    </style:style>
    <style:style style:name="T7" style:family="text">
      <style:text-properties style:font-name="Titillium"/>
    </style:style>
    <style:style style:name="T8" style:family="text">
      <style:text-properties officeooo:rsid="002fb2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098in" draw:marker-start-width="0.0146in" draw:marker-end-width="0.0146in" draw:fill-color="#000000" draw:textarea-horizontal-align="center" draw:textarea-vertical-align="middle" fo:padding-top="0.0063in" fo:padding-bottom="0.0063in" fo:padding-left="0.0063in" fo:padding-right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>Page 1 of 1</text:p>
      <text:p text:style-name="P14">Model: LulzBot Mini 1.0 3D Printer</text:p>
      <text:p text:style-name="P10"/>
      <text:p text:style-name="P9"><draw:line text:anchor-type="paragraph" draw:z-index="2" draw:style-name="gr1" draw:text-style-name="P27" svg:x1="1.1602in" svg:y1="0.1453in" svg:x2="3.3346in" svg:y2="0.1453in"><text:p/></draw:line> <text:s/><text:span text:style-name="T7">Serial Number:<text:tab/><text:tab/></text:span></text:p>
      <text:p text:style-name="P3"><draw:line text:anchor-type="paragraph" draw:z-index="3" draw:style-name="gr1" draw:text-style-name="P27" svg:x1="1.1602in" svg:y1="0.1453in" svg:x2="3.3421in" svg:y2="0.1453in"><text:p/></draw:line> <text:s/>Date Completed:<text:tab/></text:p>
      <text:p text:style-name="P5"><draw:line text:anchor-type="paragraph" draw:z-index="4" draw:style-name="gr1" draw:text-style-name="P27" svg:x1="1.1602in" svg:y1="0.139in" svg:x2="3.3429in" svg:y2="0.139in"><text:p/></draw:line> <text:s/>Completed by:<text:tab/><text:tab/></text:p>
      <text:p text:style-name="P7"/>
      <text:p text:style-name="P6">Items to include:</text:p>
      <text:p text:style-name="P4"/>
      <text:p text:style-name="P4">Printer and Cables:</text:p>
      <text:p text:style-name="P4"/>
      <text:list xml:id="list9147370650986752327" text:style-name="WW8Num1">
        <text:list-item>
          <text:p text:style-name="P15">LulzBot Mini 1.0 3D printer</text:p>
        </text:list-item>
        <text:list-item>
          <text:p text:style-name="P16">6ft 18AWG Power Cord Cable</text:p>
        </text:list-item>
        <text:list-item>
          <text:p text:style-name="P16">6ft 18AWG England Power Cord Cable (If applicable)</text:p>
        </text:list-item>
        <text:list-item>
          <text:p text:style-name="P17">6ft 18AWG European Power Cord Cable (If applicable)</text:p>
        </text:list-item>
        <text:list-item>
          <text:p text:style-name="P18">6ft 18AWG Australian Power Cord Cable (If applicable)</text:p>
        </text:list-item>
        <text:list-item>
          <text:p text:style-name="P19">USB cable</text:p>
        </text:list-item>
      </text:list>
      <text:p text:style-name="P11"/>
      <text:p text:style-name="P13">Supplies:</text:p>
      <text:p text:style-name="P13"/>
      <text:list xml:id="list152040078265189" text:continue-numbering="true" text:style-name="WW8Num1">
        <text:list-item>
          <text:p text:style-name="P19">USB drive with source files</text:p>
        </text:list-item>
        <text:list-item>
          <text:p text:style-name="P19"><text:span text:style-name="T8">S</text:span>ample <text:span text:style-name="T8">coil </text:span>of <text:span text:style-name="T8">PLA</text:span> 3D printer filament</text:p>
        </text:list-item>
        <text:list-item>
          <text:p text:style-name="P19">Dental pick</text:p>
        </text:list-item>
        <text:list-item>
          <text:p text:style-name="P19">Brush</text:p>
        </text:list-item>
        <text:list-item>
          <text:p text:style-name="P19"><text:span text:style-name="T2">Blue handled</text:span> knife</text:p>
        </text:list-item>
        <text:list-item>
          <text:p text:style-name="P20">Tweezers</text:p>
        </text:list-item>
        <text:list-item>
          <text:p text:style-name="P20">2mm Allen wrench</text:p>
        </text:list-item>
        <text:list-item>
          <text:p text:style-name="P19">5x replacement wiping pads</text:p>
        </text:list-item>
      </text:list>
      <text:p text:style-name="P11"/>
      <text:p text:style-name="P11">Final Print:</text:p>
      <text:p text:style-name="P11"/>
      <text:list xml:id="list152038618138655" text:continue-numbering="true" text:style-name="WW8Num1">
        <text:list-item>
          <text:p text:style-name="P23"><text:span text:style-name="T1">Oc</text:span>topus* printed by this LulzBot Mini 3D Printer</text:p>
        </text:list-item>
      </text:list>
      <text:p text:style-name="P13"/>
      <text:p text:style-name="P13">Documentation:</text:p>
      <text:p text:style-name="P13"/>
      <text:list xml:id="list152040015603443" text:continue-numbering="true" text:style-name="WW8Num1">
        <text:list-item>
          <text:p text:style-name="P19">Quick Start Guide</text:p>
        </text:list-item>
        <text:list-item>
          <text:p text:style-name="P19">Quality Assurance Record</text:p>
        </text:list-item>
        <text:list-item>
          <text:p text:style-name="P21">Safety Guide</text:p>
        </text:list-item>
        <text:list-item>
          <text:p text:style-name="P22"><text:span text:style-name="T3">EC</text:span> Declaration of Conformity</text:p>
        </text:list-item>
        <text:list-item>
          <text:p text:style-name="P21">Lulzbot Mini Poster</text:p>
        </text:list-item>
        <text:list-item>
          <text:p text:style-name="P24">Packing List</text:p>
        </text:list-item>
        <text:list-item>
          <text:p text:style-name="P25">Modification Warning Insert</text:p>
        </text:list-item>
      </text:list>
      <text:p text:style-name="P12"/>
      <text:list xml:id="list152040075466432" text:continue-numbering="true" text:style-name="WW8Num1">
        <text:list-header>
          <text:p text:style-name="P26"><text:span text:style-name="T4">*</text:span><text:bookmark-start text:name="__DdeLink__531_1788055645"/><text:span text:style-name="T5">Oct</text:span><text:span text:style-name="T4">opus by </text:span><text:span text:style-name="T6">yeoldbrian</text:span><text:span text:style-name="T4"> is licensed under CC BY-SA 4.0</text:span><text:bookmark-end text:name="__DdeLink__531_1788055645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028in" svg:y="-0.3937in" svg:width="0.9307in" svg:height="1.2602in" draw:z-index="1"><draw:image xlink:href="Pictures/1000020100000159000001DB22F314875AAE0C2A.png" xlink:type="simple" xlink:show="embed" xlink:actuate="onLoad"/></draw:frame><draw:frame draw:style-name="Mfr2" draw:name="graphics2" text:anchor-type="paragraph" svg:y="9.0638in" svg:width="4.472in" svg:height="1.1484in" draw:z-index="0"><draw:image xlink:href="Pictures/1001340E000027CC00000A080FE5535CF874D1DE.svg" xlink:type="simple" xlink:show="embed" xlink:actuate="onLoad"/><draw:image xlink:href="Pictures/10000201000001810000006136487FB11A3F62F2.png" xlink:type="simple" xlink:show="embed" xlink:actuate="onLoad"/></draw:frame>PACKING LIS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6-10-10T15:20:38.306316661</dc:date>
    <meta:editing-duration>PT8H48M57S</meta:editing-duration>
    <meta:editing-cycles>42</meta:editing-cycles>
    <meta:generator>LibreOffice/5.0.4.2$Linux_X86_64 LibreOffice_project/2b9802c1994aa0b7dc6079e128979269cf95bc78</meta:generator>
    <meta:print-date>2014-12-12T10:28:18.531821265</meta:print-date>
    <dc:creator>Ben Malouf</dc:creator>
    <meta:printed-by>aleph </meta:printed-by>
    <meta:document-statistic meta:table-count="0" meta:image-count="2" meta:object-count="0" meta:page-count="1" meta:paragraph-count="34" meta:word-count="150" meta:character-count="809" meta:non-whitespace-character-count="705"/>
  </office:meta>
</office:document-meta>
</file>